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00%"/>
      <style:text-properties style:font-name="Consolas1" fo:font-size="10pt" fo:font-weight="normal" style:font-size-asian="10pt" style:font-weight-asian="normal" style:font-size-complex="10pt" style:font-weight-complex="normal"/>
    </style:style>
    <style:style style:name="P2" style:family="paragraph" style:parent-style-name="normal">
      <style:paragraph-properties fo:line-height="100%"/>
      <style:text-properties style:font-name="Consolas1" fo:font-size="10pt" fo:font-weight="normal" officeooo:paragraph-rsid="001743b1" style:font-size-asian="10pt" style:font-weight-asian="normal" style:font-size-complex="10pt" style:font-weight-complex="normal"/>
    </style:style>
    <style:style style:name="P3" style:family="paragraph" style:parent-style-name="normal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b2fcc" officeooo:paragraph-rsid="00158079" fo:background-color="transparent" style:font-size-asian="12pt" style:font-style-asian="normal" style:font-weight-asian="normal" style:font-size-complex="12pt" style:font-weight-complex="normal"/>
    </style:style>
    <style:style style:name="P4" style:family="paragraph" style:parent-style-name="normal">
      <style:paragraph-properties fo:line-height="100%"/>
      <style:text-properties fo:color="#ff0000" fo:font-size="12pt" fo:font-weight="bold" style:font-size-asian="12pt" style:font-weight-asian="bold" style:font-size-complex="12pt"/>
    </style:style>
    <style:style style:name="P5" style:family="paragraph" style:parent-style-name="normal">
      <style:paragraph-properties fo:line-height="100%"/>
      <style:text-properties fo:color="#000000" fo:font-size="12pt" fo:font-weight="bold" style:font-size-asian="12pt" style:font-weight-asian="bold" style:font-size-complex="12pt"/>
    </style:style>
    <style:style style:name="P6" style:family="paragraph" style:parent-style-name="normal">
      <style:paragraph-properties fo:line-height="100%"/>
      <style:text-properties fo:color="#000000" fo:font-size="12pt" fo:font-weight="bold" officeooo:paragraph-rsid="001743b1" style:font-size-asian="12pt" style:font-weight-asian="bold" style:font-size-complex="12pt"/>
    </style:style>
    <style:style style:name="P7" style:family="paragraph" style:parent-style-name="normal">
      <style:paragraph-properties fo:line-height="50%"/>
      <style:text-properties style:font-name="Consolas" fo:font-size="10pt" style:font-name-asian="Consolas2" style:font-size-asian="10pt" style:font-name-complex="Consolas2" style:font-size-complex="10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94cm" fo:margin-bottom="0.28cm" loext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.423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4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5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.494cm" fo:margin-bottom="0cm" loext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fo:keep-with-next="auto"/>
    </style:style>
    <style:style style:name="P18" style:family="paragraph" style:parent-style-name="normal">
      <loext:graphic-properties draw:fill="none" draw:fill-color="#ffffff"/>
      <style:paragraph-properties fo:margin-left="9.991cm" fo:margin-right="0cm" fo:margin-top="0.494cm" fo:margin-bottom="0cm" loext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9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7cm" style:auto-text-indent="false" fo:break-before="auto" fo:break-after="auto" fo:background-color="transparent" fo:padding="0cm" fo:border="none" fo:keep-with-next="auto"/>
      <style:text-properties fo:color="#000000" fo:font-size="12pt" fo:font-weight="normal" officeooo:rsid="001c7a4b" officeooo:paragraph-rsid="00158079" style:font-size-asian="10.5pt" style:font-weight-asian="normal" style:font-size-complex="12pt" style:font-weight-complex="normal"/>
    </style:style>
    <style:style style:name="P20" style:family="paragraph" style:parent-style-name="normal">
      <style:paragraph-properties fo:margin-left="1.27cm" fo:margin-right="0.3cm" fo:text-indent="0cm" style:auto-text-indent="false"/>
    </style:style>
    <style:style style:name="P21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style:font-name-asian="Consolas2" style:font-size-asian="10pt" style:font-name-complex="Consolas2" style:font-size-complex="10pt"/>
    </style:style>
    <style:style style:name="P22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fo:font-weight="bold" officeooo:rsid="00158079" officeooo:paragraph-rsid="00158079" style:font-name-asian="Consolas2" style:font-size-asian="10pt" style:font-weight-asian="bold" style:font-name-complex="Consolas2" style:font-size-complex="10pt" style:font-weight-complex="bold"/>
    </style:style>
    <style:style style:name="P23" style:family="paragraph" style:parent-style-name="normal">
      <style:paragraph-properties fo:margin-left="1.27cm" fo:margin-right="0.3cm" fo:line-height="50%" fo:text-indent="0cm" style:auto-text-indent="false"/>
      <style:text-properties style:font-name="Consolas" fo:font-size="10pt" fo:font-weight="normal" officeooo:rsid="00158079" officeooo:paragraph-rsid="00158079" style:font-name-asian="Consolas2" style:font-size-asian="10pt" style:font-weight-asian="normal" style:font-name-complex="Consolas2" style:font-size-complex="10pt" style:font-weight-complex="normal"/>
    </style:style>
    <style:style style:name="P24" style:family="paragraph" style:parent-style-name="normal">
      <loext:graphic-properties draw:fill="none" draw:fill-color="#ffffff"/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25" style:family="paragraph" style:parent-style-name="normal">
      <loext:graphic-properties draw:fill="none" draw:fill-color="#ffffff"/>
      <style:paragraph-properties fo:margin-left="0.3cm" fo:margin-right="0.3cm" fo:margin-top="0.353cm" fo:margin-bottom="0.212cm" loext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fo:keep-with-next="always"/>
      <style:text-properties fo:font-size="16pt" fo:font-weight="bold" style:font-size-asian="16pt" style:font-weight-asian="bold" style:font-size-complex="16pt"/>
    </style:style>
    <style:style style:name="P26" style:family="paragraph" style:parent-style-name="normal">
      <loext:graphic-properties draw:fill="none" draw:fill-color="#ffffff"/>
      <style:paragraph-properties fo:margin-left="0cm" fo:margin-right="0.3cm" fo:margin-top="0cm" fo:margin-bottom="0.353cm" loext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fo:keep-with-next="auto"/>
      <style:text-properties fo:font-size="12pt" style:font-size-asian="12pt" style:font-size-complex="12pt"/>
    </style:style>
    <style:style style:name="P27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loext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8" style:family="paragraph" style:parent-style-name="normal">
      <style:paragraph-properties fo:line-height="50%"/>
      <style:text-properties style:font-name="Consolas" fo:font-size="10pt" officeooo:paragraph-rsid="001af0b9" style:font-name-asian="Consolas2" style:font-size-asian="10pt" style:font-name-complex="Consolas2" style:font-size-complex="10pt"/>
    </style:style>
    <style:style style:name="P29" style:family="paragraph" style:parent-style-name="normal">
      <style:paragraph-properties fo:line-height="50%"/>
      <style:text-properties style:font-name="Consolas" fo:font-size="10pt" fo:font-weight="bold" officeooo:paragraph-rsid="001af0b9" style:font-name-asian="Consolas2" style:font-size-asian="10pt" style:font-weight-asian="bold" style:font-name-complex="Consolas2" style:font-size-complex="10pt" style:font-weight-complex="bold"/>
    </style:style>
    <style:style style:name="P30" style:family="paragraph" style:parent-style-name="normal" style:list-style-name="WWNum1">
      <style:paragraph-properties fo:margin-left="2.54cm" fo:margin-right="0.3cm" fo:line-height="115%" fo:text-indent="-0.635cm" style:auto-text-indent="false" fo:break-before="auto" fo:break-after="auto"/>
      <style:text-properties style:font-name="Times New Roman" fo:font-size="12pt" officeooo:paragraph-rsid="001810cc" style:font-name-asian="Times New Roman1" style:font-size-asian="12pt" style:font-name-complex="Times New Roman1" style:font-size-complex="12pt"/>
    </style:style>
    <style:style style:name="P31" style:family="paragraph" style:parent-style-name="normal" style:list-style-name="WWNum1">
      <style:paragraph-properties fo:margin-left="2.54cm" fo:margin-right="0.3cm" fo:line-height="115%" fo:text-indent="-0.635cm" style:auto-text-indent="false"/>
      <style:text-properties officeooo:paragraph-rsid="001810cc"/>
    </style:style>
    <style:style style:name="P32" style:family="paragraph" style:parent-style-name="normal" style:list-style-name="WWNum1">
      <style:paragraph-properties fo:margin-left="2.54cm" fo:margin-right="0cm" fo:margin-top="0.423cm" fo:margin-bottom="0.423cm" loext:contextual-spacing="false" fo:line-height="115%" fo:text-indent="-0.635cm" style:auto-text-indent="false"/>
      <style:text-properties officeooo:paragraph-rsid="001810cc"/>
    </style:style>
    <style:style style:name="P33" style:family="paragraph" style:parent-style-name="normal" style:list-style-name="WWNum1">
      <style:paragraph-properties fo:margin-left="2.54cm" fo:margin-right="0cm" fo:margin-top="0.423cm" fo:margin-bottom="0.423cm" loext:contextual-spacing="false" fo:line-height="115%" fo:text-indent="-0.635cm" style:auto-text-indent="false"/>
      <style:text-properties fo:color="#111111" style:font-name="Times New Roman" fo:font-size="12pt" officeooo:paragraph-rsid="001810cc" fo:background-color="#ffffff" style:font-name-asian="Times New Roman1" style:font-size-asian="12pt" style:font-name-complex="Times New Roman1" style:font-size-complex="12pt"/>
    </style:style>
    <style:style style:name="P34" style:family="paragraph" style:parent-style-name="normal" style:list-style-name="WWNum1">
      <style:paragraph-properties fo:margin-left="2.54cm" fo:margin-right="0cm" fo:margin-top="0.423cm" fo:margin-bottom="0.423cm" loext:contextual-spacing="false" fo:line-height="115%" fo:text-indent="-0.635cm" style:auto-text-indent="false"/>
      <style:text-properties style:font-name="Times New Roman" fo:font-size="12pt" officeooo:paragraph-rsid="001810cc" style:font-name-asian="Times New Roman1" style:font-size-asian="12pt" style:font-name-complex="Times New Roman1" style:font-size-complex="12pt"/>
    </style:style>
    <style:style style:name="P35" style:family="paragraph" style:parent-style-name="normal">
      <loext:graphic-properties draw:fill="solid" draw:fill-color="#ffffff"/>
      <style:paragraph-properties fo:margin-left="0cm" fo:margin-right="0cm" fo:margin-top="0.423cm" fo:margin-bottom="0.423cm" loext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#ffffff" fo:padding="0cm" fo:border="none" fo:keep-with-next="auto"/>
      <style:text-properties fo:color="#111111" style:font-name="Times New Roman" fo:font-size="14pt" fo:font-weight="normal" officeooo:paragraph-rsid="001810cc" style:font-name-asian="Times New Roman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font-style="normal" style:text-underline-style="none" fo:font-weight="bold" officeooo:rsid="00158079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58079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officeooo:rsid="00158079" style:font-size-asian="12pt" style:font-weight-asian="bold" style:font-size-complex="12pt"/>
    </style:style>
    <style:style style:name="T8" style:family="text">
      <style:text-properties fo:color="#000000" fo:font-size="12pt" fo:font-weight="bold" officeooo:rsid="00158079" style:font-size-asian="12pt" style:font-weight-asian="bold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size-asian="12pt"/>
    </style:style>
    <style:style style:name="T11" style:family="text">
      <style:text-properties officeooo:rsid="00158079" style:font-size-asian="12pt"/>
    </style:style>
    <style:style style:name="T12" style:family="text">
      <style:text-properties officeooo:rsid="001dc752" style:font-size-asian="12pt"/>
    </style:style>
    <style:style style:name="T1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15" style:family="text">
      <style:text-properties fo:color="#111111"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1af0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осковский Авиационный Институт</text:p>
      <text:p text:style-name="P9">(Национальный Исследовательский Университет)</text:p>
      <text:p text:style-name="P8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8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11"/>
      <text:p text:style-name="P11"/>
      <text:p text:style-name="P8"><text:span text:style-name="T2">Лабораторная работа №</text:span><text:span text:style-name="T3">3</text:span><text:span text:style-name="T2"> по курсу</text:span></text:p>
      <text:p text:style-name="P10">«Операционные системы»</text:p>
      <text:p text:style-name="P13"/>
      <text:p text:style-name="P14"/>
      <text:p text:style-name="P18"/>
      <text:p text:style-name="P18"/>
      <text:p text:style-name="P18"/>
      <text:p text:style-name="P18"/>
      <text:p text:style-name="P18"/>
      <text:p text:style-name="P18"/>
      <text:p text:style-name="P14"/>
      <text:p text:style-name="P16"><text:span text:style-name="T1">Группа: М80-20</text:span>6<text:span text:style-name="T1">Б-20</text:span></text:p>
      <text:p text:style-name="P16"><text:span text:style-name="T1">Студент: </text:span><text:span text:style-name="T4">Мошенский А.А.</text:span></text:p>
      <text:p text:style-name="P15">Преподаватель: Миронов Е.С.</text:p>
      <text:p text:style-name="P15">Оценка: ____________________ </text:p>
      <text:p text:style-name="P16"><text:span text:style-name="T1">Дата: </text:span><text:span text:style-name="T4">17.11.2023.</text:span></text:p>
      <text:p text:style-name="P12"/>
      <text:p text:style-name="P14"/>
      <text:p text:style-name="P17"/>
      <text:p text:style-name="P17"><text:span text:style-name="T1">Москва, 202</text:span>3</text:p>
      <text:p text:style-name="P17"/>
      <text:p text:style-name="P24"><text:soft-page-break/>Постановка задачи</text:p>
      <text:p text:style-name="normal"><text:span text:style-name="T5">Вариант </text:span><text:span text:style-name="T8">2</text:span><text:span text:style-name="T5">.</text:span></text:p>
      <text:p text:style-name="P3">Пользователь вводит команды вида: «число число число&lt;endline&gt;». Далее эти числа передаются от родительского процесса в дочерний. Дочерний процесс считает их сумму и выводит ее в файл. Числа имеют тип float. Коичество чисел может быть произвольным.</text:p>
      <text:p text:style-name="P24"><text:s text:c="2"/>Общий метод и алгоритм решения</text:p>
      <text:p text:style-name="P26">Использованные системные вызовы:</text:p>
      <text:list xml:id="list4233184248" text:style-name="WWNum1">
        <text:list-item>
          <text:p text:style-name="P30">pid_t fork(void); – создает дочерний процесс. </text:p>
        </text:list-item>
        <text:list-item>
          <text:p text:style-name="P31"><text:span text:style-name="T13">int execv(const char *__path, char *const *__argv); -</text:span><text:span text:style-name="T14"> предоставляет новой программе список аргументов в виде массива указателей на строки, заканчивающиеся (char *)0.</text:span></text:p>
        </text:list-item>
        <text:list-item>
          <text:p text:style-name="P32"><text:span text:style-name="T15">void* mmap(</text:span><text:span text:style-name="T13">void *, size_t, int, int, int, off_t</text:span><text:span text:style-name="T15">) -</text:span><text:span text:style-name="T13"> выделяет память или отображает файлы (или устройства) в памяти.</text:span></text:p>
        </text:list-item>
        <text:list-item>
          <text:p text:style-name="P33">int munmap(void*, size_t) - удаляет сопоставление с выделенной памятью.</text:p>
        </text:list-item>
        <text:list-item>
          <text:p text:style-name="P34">int ftruncate(int, off_t) - приводит файл к заданному размеру.</text:p>
        </text:list-item>
      </text:list>
      <text:p text:style-name="P19"><text:span text:style-name="T10">Родительский процесс создает дочерний процесс. Первой строчкой пользователь в консоль родительского процесса пишет имя файла, которое будет передано при создании дочернего процесса. Родительский и дочерний процесс представлены разными программами. Родительский процесс передает команды пользователя дочерн</text:span><text:span text:style-name="T11">ему</text:span><text:span text:style-name="T10"> процесс</text:span><text:span text:style-name="T11">у</text:span><text:span text:style-name="T10">. Дочерний процесс при необходимости </text:span><text:span text:style-name="T12">передает данные в родительский процесс. Результаты своей работы дочерний процесс пишет в созданный им файл. Взаимодействие между процессами осуществляется через отображаемые файлы (memory-mapped files).</text:span></text:p>
      <text:p text:style-name="P24">Код программы</text:p>
      <text:p text:style-name="P20"><text:span text:style-name="T7">parent</text:span><text:span text:style-name="T6">.c</text:span></text:p>
      <text:p text:style-name="P21">#define _XOPEN_SOURCE 500</text:p>
      <text:p text:style-name="P21">#include &lt;stdio.h&gt;</text:p>
      <text:p text:style-name="P21">#include &lt;string.h&gt;</text:p>
      <text:p text:style-name="P21">#include &lt;stdlib.h&gt;</text:p>
      <text:p text:style-name="P21">#include &lt;unistd.h&gt;</text:p>
      <text:p text:style-name="P21">#include &lt;fcntl.h&gt;</text:p>
      <text:p text:style-name="P21">#include &lt;sys/mman.h&gt;</text:p>
      <text:p text:style-name="P21">#include &lt;sys/types.h&gt;</text:p>
      <text:p text:style-name="P21">#include &lt;sys/wait.h&gt;</text:p>
      <text:p text:style-name="P21"/>
      <text:p text:style-name="P21"/>
      <text:p text:style-name="P21">int fd, status, id;</text:p>
      <text:p text:style-name="P21">float send_msg;</text:p>
      <text:p text:style-name="P21">float *ptr;</text:p>
      <text:p text:style-name="P21"/>
      <text:p text:style-name="P21"><text:soft-page-break/>//ptr[0]:</text:p>
      <text:p text:style-name="P21">//0 - not written, not ready for reading</text:p>
      <text:p text:style-name="P21">//1 - written, ready for reading</text:p>
      <text:p text:style-name="P21">//2 - end this</text:p>
      <text:p text:style-name="P21"/>
      <text:p text:style-name="P21">int main(int argc, char *argv[])</text:p>
      <text:p text:style-name="P21">{</text:p>
      <text:p text:style-name="P21"><text:tab/>if (argc != 2)</text:p>
      <text:p text:style-name="P21"><text:tab/>{</text:p>
      <text:p text:style-name="P21"><text:tab/><text:tab/>printf("2 arguments expected\n");</text:p>
      <text:p text:style-name="P21"><text:tab/><text:tab/>return 1;</text:p>
      <text:p text:style-name="P21"><text:tab/>}</text:p>
      <text:p text:style-name="P21"><text:tab/>else if (strlen(argv[1]) &gt; 255)</text:p>
      <text:p text:style-name="P21"><text:tab/>{</text:p>
      <text:p text:style-name="P21"><text:tab/><text:tab/>printf("Incorrect argument\n");</text:p>
      <text:p text:style-name="P21"><text:tab/><text:tab/>return 2;</text:p>
      <text:p text:style-name="P21"><text:tab/>}</text:p>
      <text:p text:style-name="P21"/>
      <text:p text:style-name="P21"><text:tab/>fd = open("comm", O_RDWR | O_CREAT | O_TRUNC, 0777);</text:p>
      <text:p text:style-name="P21"><text:tab/>if (fd &lt; 0)</text:p>
      <text:p text:style-name="P21"><text:tab/>{</text:p>
      <text:p text:style-name="P21"><text:tab/><text:tab/>printf("Opening a file error\n");</text:p>
      <text:p text:style-name="P21"><text:tab/><text:tab/>return 3;</text:p>
      <text:p text:style-name="P21"><text:tab/>}</text:p>
      <text:p text:style-name="P21"><text:tab/>status = ftruncate(fd, 2*sizeof(float)); <text:s text:c="6"/>//обрезание файла до размера 2*sizeof(float)</text:p>
      <text:p text:style-name="P21"><text:tab/>if (status &lt; 0)</text:p>
      <text:p text:style-name="P21"><text:tab/>{</text:p>
      <text:p text:style-name="P21"><text:tab/><text:tab/>printf("Changing a length of the file error\n");</text:p>
      <text:p text:style-name="P21"><text:tab/><text:tab/>return 4;</text:p>
      <text:p text:style-name="P21"><text:tab/>}</text:p>
      <text:p text:style-name="P21"><text:tab/>ptr = mmap(NULL, 2*sizeof(float), PROT_WRITE | PROT_READ, MAP_SHARED, fd, 0); <text:s text:c="2"/>//отображение файла, на который ссылается файловый дескриптор fd, в память процесса <text:s text:c="36"/>//функция mmap возвращает указатель на начало отображенной памяти</text:p>
      <text:p text:style-name="P21"><text:tab/>if (ptr == MAP_FAILED)</text:p>
      <text:p text:style-name="P21"><text:tab/>{</text:p>
      <text:p text:style-name="P21"><text:tab/><text:tab/>printf("MMAP error\n");</text:p>
      <text:p text:style-name="P21"><text:tab/><text:tab/>return 5;</text:p>
      <text:p text:style-name="P21"><text:tab/>}</text:p>
      <text:p text:style-name="P21"/>
      <text:p text:style-name="P21"><text:tab/>ptr[0] = 0.0;</text:p>
      <text:p text:style-name="P21"/>
      <text:p text:style-name="P21"><text:tab/>id = fork();</text:p>
      <text:p text:style-name="P21"><text:tab/>if (id &lt; 0)</text:p>
      <text:p text:style-name="P21"><text:tab/>{</text:p>
      <text:p text:style-name="P21"><text:tab/><text:tab/>printf("Fork error\n");</text:p>
      <text:p text:style-name="P21"><text:tab/><text:tab/>return 6;</text:p>
      <text:p text:style-name="P21"><text:tab/>}</text:p>
      <text:p text:style-name="P21"><text:tab/>else if (id &gt; 0)</text:p>
      <text:p text:style-name="P21"><text:soft-page-break/><text:tab/>{</text:p>
      <text:p text:style-name="P21"><text:tab/><text:tab/>while (1)</text:p>
      <text:p text:style-name="P21"><text:tab/><text:tab/>{</text:p>
      <text:p text:style-name="P21"><text:tab/><text:tab/><text:tab/>while (ptr[0] == 1) <text:s text:c="13"/>//цикл ожидает, пока основной процесс не укажет, что данные готовы для чтения</text:p>
      <text:p text:style-name="P21"><text:tab/><text:tab/><text:tab/>{</text:p>
      <text:p text:style-name="P21"><text:tab/><text:tab/><text:tab/>}</text:p>
      <text:p text:style-name="P21"><text:tab/><text:tab/><text:tab/>status = scanf("%f", &amp;send_msg);</text:p>
      <text:p text:style-name="P21"><text:tab/><text:tab/><text:tab/>if (status &gt; 0)</text:p>
      <text:p text:style-name="P21"><text:tab/><text:tab/><text:tab/>{</text:p>
      <text:p text:style-name="P21"><text:tab/><text:tab/><text:tab/><text:tab/>ptr[1] = send_msg;</text:p>
      <text:p text:style-name="P21"><text:tab/><text:tab/><text:tab/><text:tab/>ptr[0] = 1;</text:p>
      <text:p text:style-name="P21"><text:tab/><text:tab/><text:tab/>}</text:p>
      <text:p text:style-name="P21"><text:tab/><text:tab/><text:tab/>else</text:p>
      <text:p text:style-name="P21"><text:tab/><text:tab/><text:tab/>{</text:p>
      <text:p text:style-name="P21"><text:tab/><text:tab/><text:tab/><text:tab/>printf("End\n");</text:p>
      <text:p text:style-name="P21"><text:tab/><text:tab/><text:tab/><text:tab/>ptr[0] = 2.0;</text:p>
      <text:p text:style-name="P21"><text:tab/><text:tab/><text:tab/><text:tab/>break;</text:p>
      <text:p text:style-name="P21"><text:tab/><text:tab/><text:tab/>}</text:p>
      <text:p text:style-name="P21"><text:tab/><text:tab/>}</text:p>
      <text:p text:style-name="P21"><text:tab/><text:tab/>close(fd);</text:p>
      <text:p text:style-name="P21"><text:tab/><text:tab/>status = munmap(ptr, 2*sizeof(float)); <text:s text:c="2"/>//отключение отображения области памяти, на которую указывает ptr</text:p>
      <text:p text:style-name="P21"><text:tab/><text:tab/>if (status &lt; 0)</text:p>
      <text:p text:style-name="P21"><text:tab/><text:tab/>{</text:p>
      <text:p text:style-name="P21"><text:tab/><text:tab/><text:tab/>printf("Closing the memory-mapped file error\n");</text:p>
      <text:p text:style-name="P21"><text:tab/><text:tab/><text:tab/>return 7;</text:p>
      <text:p text:style-name="P21"><text:tab/><text:tab/>}</text:p>
      <text:p text:style-name="P21"><text:tab/>}</text:p>
      <text:p text:style-name="P21"><text:tab/>else</text:p>
      <text:p text:style-name="P21"><text:tab/>{</text:p>
      <text:p text:style-name="P21"><text:tab/><text:tab/>if (execl("b.out", argv[1], (char *) NULL) &lt; 0)</text:p>
      <text:p text:style-name="P21"><text:tab/><text:tab/>{</text:p>
      <text:p text:style-name="P21"><text:tab/><text:tab/><text:tab/>printf("Child process loading error\n");</text:p>
      <text:p text:style-name="P21"><text:tab/><text:tab/><text:tab/>return 8;</text:p>
      <text:p text:style-name="P21"><text:tab/><text:tab/>}</text:p>
      <text:p text:style-name="P21"><text:tab/><text:tab/></text:p>
      <text:p text:style-name="P21"><text:tab/>}</text:p>
      <text:p text:style-name="P21"><text:tab/>return 0;</text:p>
      <text:p text:style-name="P21">}</text:p>
      <text:p text:style-name="P22">child.c</text:p>
      <text:p text:style-name="P23">#define _XOPEN_SOURCE 500</text:p>
      <text:p text:style-name="P23">#include &lt;stdio.h&gt;</text:p>
      <text:p text:style-name="P23">#include &lt;stdlib.h&gt;</text:p>
      <text:p text:style-name="P23">#include &lt;unistd.h&gt;</text:p>
      <text:p text:style-name="P23">#include &lt;fcntl.h&gt;</text:p>
      <text:p text:style-name="P23">#include &lt;sys/mman.h&gt;</text:p>
      <text:p text:style-name="P23">#include &lt;sys/types.h&gt;</text:p>
      <text:p text:style-name="P23">#include &lt;sys/wait.h&gt;</text:p>
      <text:p text:style-name="P23"><text:soft-page-break/></text:p>
      <text:p text:style-name="P23">int fd, status;</text:p>
      <text:p text:style-name="P23">float get_msg, s = 0;</text:p>
      <text:p text:style-name="P23">float *ptr;</text:p>
      <text:p text:style-name="P23"/>
      <text:p text:style-name="P23"/>
      <text:p text:style-name="P23">int main(int argc, char *argv[])</text:p>
      <text:p text:style-name="P23">{</text:p>
      <text:p text:style-name="P23"><text:tab/>fd = open("comm", O_RDWR);</text:p>
      <text:p text:style-name="P23"><text:tab/>if (fd &lt; 0)</text:p>
      <text:p text:style-name="P23"><text:tab/>{</text:p>
      <text:p text:style-name="P23"><text:tab/><text:tab/>printf("Opening a file error\n");</text:p>
      <text:p text:style-name="P23"><text:tab/><text:tab/>return 9;</text:p>
      <text:p text:style-name="P23"><text:tab/>}</text:p>
      <text:p text:style-name="P23"><text:tab/>ptr = mmap(NULL, 2*sizeof(float), PROT_WRITE | PROT_READ, MAP_SHARED, fd, 0); <text:s/>//отображение файла, на который ссылается файловый дескриптор fd, в память процесса <text:s text:c="36"/>//функция mmap возвращает указатель на начало отображенной памяти</text:p>
      <text:p text:style-name="P23"><text:tab/>if (ptr == MAP_FAILED)</text:p>
      <text:p text:style-name="P23"><text:tab/>{</text:p>
      <text:p text:style-name="P23"><text:tab/><text:tab/>printf("MMAP error\n");</text:p>
      <text:p text:style-name="P23"><text:tab/><text:tab/>return 10;</text:p>
      <text:p text:style-name="P23"><text:tab/>}</text:p>
      <text:p text:style-name="P23"/>
      <text:p text:style-name="P23"/>
      <text:p text:style-name="P23"><text:tab/>while (1)</text:p>
      <text:p text:style-name="P23"><text:tab/>{</text:p>
      <text:p text:style-name="P23"><text:tab/><text:tab/>while (ptr[0] == 0.0)</text:p>
      <text:p text:style-name="P23"><text:tab/><text:tab/>{</text:p>
      <text:p text:style-name="P23"><text:tab/><text:tab/>}</text:p>
      <text:p text:style-name="P23"><text:tab/><text:tab/>if (ptr[0] == 1.0)</text:p>
      <text:p text:style-name="P23"><text:tab/><text:tab/>{</text:p>
      <text:p text:style-name="P23"><text:tab/><text:tab/><text:tab/>get_msg = ptr[1];</text:p>
      <text:p text:style-name="P23"><text:tab/><text:tab/><text:tab/>s += get_msg;<text:tab/><text:tab/><text:tab/></text:p>
      <text:p text:style-name="P23"><text:tab/><text:tab/><text:tab/>ptr[0] = 0;</text:p>
      <text:p text:style-name="P23"><text:tab/><text:tab/>}</text:p>
      <text:p text:style-name="P23"><text:tab/><text:tab/>else //ptr[0] = 2</text:p>
      <text:p text:style-name="P23"><text:tab/><text:tab/>{<text:tab/></text:p>
      <text:p text:style-name="P23"><text:tab/><text:tab/><text:tab/>FILE *fout = fopen(argv[0], "w");</text:p>
      <text:p text:style-name="P23"><text:tab/><text:tab/><text:tab/>if (fout == NULL)</text:p>
      <text:p text:style-name="P23"><text:tab/><text:tab/><text:tab/>{</text:p>
      <text:p text:style-name="P23"><text:tab/><text:tab/><text:tab/><text:tab/>printf("File opening error\n");</text:p>
      <text:p text:style-name="P23"><text:tab/><text:tab/><text:tab/><text:tab/>return 11;</text:p>
      <text:p text:style-name="P23"><text:tab/><text:tab/><text:tab/>}</text:p>
      <text:p text:style-name="P23"><text:tab/><text:tab/><text:tab/>if (fprintf(fout, "%f\n", s) &lt;= 0)</text:p>
      <text:p text:style-name="P23"><text:tab/><text:tab/><text:tab/>{</text:p>
      <text:p text:style-name="P23"><text:tab/><text:tab/><text:tab/><text:tab/>printf("File writing error\n");</text:p>
      <text:p text:style-name="P23"><text:tab/><text:tab/><text:tab/><text:tab/>return 12;</text:p>
      <text:p text:style-name="P23"><text:tab/><text:tab/><text:tab/>}</text:p>
      <text:p text:style-name="P23"><text:soft-page-break/><text:tab/><text:tab/><text:tab/>fclose(fout);</text:p>
      <text:p text:style-name="P23"/>
      <text:p text:style-name="P23"><text:tab/><text:tab/><text:tab/>break;</text:p>
      <text:p text:style-name="P23"><text:tab/><text:tab/>}</text:p>
      <text:p text:style-name="P23"><text:tab/>}</text:p>
      <text:p text:style-name="P23"><text:tab/>close(fd);</text:p>
      <text:p text:style-name="P23"><text:tab/>status = munmap(ptr, 2*sizeof(float));</text:p>
      <text:p text:style-name="P23"><text:tab/>if (status &lt; 0)</text:p>
      <text:p text:style-name="P23"><text:tab/>{</text:p>
      <text:p text:style-name="P23"><text:tab/><text:tab/>printf("Closing the memory-mapped file error\n");</text:p>
      <text:p text:style-name="P23"><text:tab/><text:tab/>return 13;</text:p>
      <text:p text:style-name="P23"><text:tab/>}</text:p>
      <text:p text:style-name="P23"><text:tab/>return 0;</text:p>
      <text:p text:style-name="P23">}</text:p>
      <text:p text:style-name="P25">Протокол работы программы</text:p>
      <text:p text:style-name="P4"/>
      <text:p text:style-name="P5">Тестирование:</text:p>
      <text:p text:style-name="P1">user@user-GF63-Thin-11UD:~/OSlab3$ gcc -Wall -o b.out ./child.c</text:p>
      <text:p text:style-name="P1">user@user-GF63-Thin-11UD:~/OSlab3$ gcc -Wall -o hel ./parent.c</text:p>
      <text:p text:style-name="P1">user@user-GF63-Thin-11UD:~/OSlab3$ ./hel file.txt</text:p>
      <text:p text:style-name="P1">1 2 3</text:p>
      <text:p text:style-name="P1">EOF</text:p>
      <text:p text:style-name="P1">End</text:p>
      <text:p text:style-name="P1">user@user-GF63-Thin-11UD:~/OSlab3$ cat file.txt</text:p>
      <text:p text:style-name="P1">6.000000</text:p>
      <text:p text:style-name="P1">user@user-GF63-Thin-11UD:~/OSlab3$ ./hel file.txt</text:p>
      <text:p text:style-name="P1">11 15 <text:s text:c="2"/></text:p>
      <text:p text:style-name="P1">EOF</text:p>
      <text:p text:style-name="P1">End</text:p>
      <text:p text:style-name="P1">user@user-GF63-Thin-11UD:~/OSlab3$ cat file.txt</text:p>
      <text:p text:style-name="P2">26.000000</text:p>
      <text:p text:style-name="P6">Strace:</text:p>
      <text:p text:style-name="P7">user@user-GF63-Thin-11UD:~/OSlab3$ strace ./hel file.txt</text:p>
      <text:p text:style-name="P7">execve("./hel", ["./hel", "file.txt"], 0x7ffe3b474968 /* 48 vars */) = 0</text:p>
      <text:p text:style-name="P7">brk(NULL) <text:s text:c="30"/>= 0x5643f08ac000</text:p>
      <text:p text:style-name="P7">arch_prctl(0x3001 /* ARCH_??? */, 0x7ffcafbd8a50) = -1 EINVAL (Недопустимы аргумент)</text:p>
      <text:p text:style-name="P7">access("/etc/ld.so.preload", R_OK) <text:s text:c="5"/>= -1 ENOENT (Нет такого файла или каталога)</text:p>
      <text:p text:style-name="P7">openat(AT_FDCWD, "/etc/ld.so.cache", O_RDONLY|O_CLOEXEC) = 3</text:p>
      <text:p text:style-name="P7">fstat(3, {st_mode=S_IFREG|0644, st_size=67510, ...}) = 0</text:p>
      <text:p text:style-name="P7"><text:span text:style-name="T16">mmap</text:span>(NULL, 67510, PROT_READ, MAP_PRIVATE, 3, 0) = 0x7fe5141e1000</text:p>
      <text:p text:style-name="P7"><text:soft-page-break/>close(3) <text:s text:c="31"/>= 0</text:p>
      <text:p text:style-name="P7">openat(AT_FDCWD, "/lib/x86_64-linux-gnu/libc.so.6", O_RDONLY|O_CLOEXEC) = 3</text:p>
      <text:p text:style-name="P28">read(3, "\177ELF\2\1\1\3\0\0\0\0\0\0\0\0\3\0&gt;\0\1\0\0\0\300A\2\0\0\0\0\0"..., </text:p>
      <text:p text:style-name="P28">832) = 832</text:p>
      <text:p text:style-name="P28">pread64(3, "\6\0\0\0\4\0\0\0@\0\0\0\0\0\0\0@\0\0\0\0\0\0\0@\0\0\0\0\0\0\0"..., </text:p>
      <text:p text:style-name="P28">784, 64) = 784</text:p>
      <text:p text:style-name="P28">pread64(3, "\4\0\0\0\20\0\0\0\5\0\0\0GNU\0\2\0\0\300\4\0\0\0\3\0\0\0\0\0\0\0", </text:p>
      <text:p text:style-name="P28">32, 848) = 32253-'o"..., 68, 880) = 68</text:p>
      <text:p text:style-name="P7">fstat(3, {st_mode=S_IFREG|0755, st_size=2029592, ...}) = 0</text:p>
      <text:p text:style-name="P28"><text:span text:style-name="T9">mmap</text:span>(NULL, 8192, PROT_READ|PROT_WRITE, MAP_PRIVATE|MAP_ANONYMOUS, -1, 0) = </text:p>
      <text:p text:style-name="P28">0x7fe5141df000</text:p>
      <text:p text:style-name="P28">pread64(3, "\6\0\0\0\4\0\0\0@\0\0\0\0\0\0\0@\0\0\0\0\0\0\0@\0\0\0\0\0\0\0"..., </text:p>
      <text:p text:style-name="P28">784, 64) = 784</text:p>
      <text:p text:style-name="P28">pread64(3, "\4\0\0\0\20\0\0\0\5\0\0\0GNU\0\2\0\0\300\4\0\0\0\3\0\0\0\0\0\0\0", </text:p>
      <text:p text:style-name="P28">32, 848) = 32</text:p>
      <text:p text:style-name="P28">pread64(3, "\4\0\0\0\24\0\0\0\3\0\0\0GNU\0\30x\346\264ur\f|Q\226\236i\</text:p>
      <text:p text:style-name="P28">253-'o"..., 68, 880) = 68</text:p>
      <text:p text:style-name="P29">mmap(NULL, <text:span text:style-name="T17">32</text:span>, PROT_READ, MAP_PRIVATE|MAP_DENYWRITE, 3, 0) = </text:p>
      <text:p text:style-name="P29">0x7fe513fed000</text:p>
      <text:p text:style-name="P28"><text:span text:style-name="T9">mmap</text:span>(0x7fe51400f000, 1540096, PROT_READ|PROT_EXEC, MAP_PRIVATE|MAP_FIXED|</text:p>
      <text:p text:style-name="P28">MAP_DENYWRITE, 3, 0x22000) = 0x7fe51400f000</text:p>
      <text:p text:style-name="P28"><text:span text:style-name="T9">mmap</text:span>(0x7fe514187000, 319488, PROT_READ, MAP_PRIVATE|MAP_FIXED|MAP_DENYWRITE, 3, </text:p>
      <text:p text:style-name="P28">0x19a000) = 0x7fe514187000</text:p>
      <text:p text:style-name="P28"><text:span text:style-name="T9">mmap</text:span>(0x7fe5141d5000, 24576, PROT_READ|PROT_WRITE, MAP_PRIVATE|MAP_FIXED|</text:p>
      <text:p text:style-name="P28">MAP_DENYWRITE, 3, 0x1e7000) = 0x7fe5141d5000</text:p>
      <text:p text:style-name="P28"><text:span text:style-name="T9">mmap</text:span>(0x7fe5141db000, 13920, PROT_READ|PROT_WRITE, MAP_PRIVATE</text:p>
      <text:p text:style-name="P28">MAP_FIXMAP_ANONYMOUS, -1, 0) = 0x7fe5141db000</text:p>
      <text:p text:style-name="P7">close(3) <text:s text:c="31"/>= 0</text:p>
      <text:p text:style-name="P7">arch_prctl(ARCH_SET_FS, 0x7fe5141e0540) = 0</text:p>
      <text:p text:style-name="P7">mprotect(0x7fe5141d5000, 16384, PROT_READ) = 0</text:p>
      <text:p text:style-name="P7">mprotect(0x5643efc1e000, 4096, PROT_READ) = 0</text:p>
      <text:p text:style-name="P7">mprotect(0x7fe51421f000, 4096, PROT_READ) = 0</text:p>
      <text:p text:style-name="P7"><text:span text:style-name="T9">munmap</text:span>(0x7fe5141e1000, 67510) <text:s text:c="10"/>= 0</text:p>
      <text:p text:style-name="P7">openat(AT_FDCWD, "comm", O_RDWR|O_CREAT|O_TRUNC, 0777) = 3</text:p>
      <text:p text:style-name="P7">ftruncate(3, 8) <text:s text:c="24"/>= 0</text:p>
      <text:p text:style-name="P7"><text:span text:style-name="T9">mmap</text:span>(NULL, 8, PROT_READ|PROT_WRITE, MAP_SHARED, 3, 0) = 0x7fe51421e000</text:p>
      <text:p text:style-name="P7">clone(child_stack=NULL, flags=CLONE_CHILD_CLEARTID|CLONE_CHILD_SETTID|SIGCHLD, child_tidptr=0x7fe5141e0810) = 7166</text:p>
      <text:p text:style-name="P7">fstat(0, {st_mode=S_IFCHR|0620, st_rdev=makedev(0x88, 0), ...}) = 0</text:p>
      <text:p text:style-name="P7">brk(NULL) <text:s text:c="30"/>= 0x5643f08ac000</text:p>
      <text:p text:style-name="P7">brk(0x5643f08cd000) <text:s text:c="20"/>= 0x5643f08cd000</text:p>
      <text:p text:style-name="P7">read(0, </text:p>
      <text:p text:style-name="P24">Вывод</text:p>
      <text:p text:style-name="P35">Данная лабораторная работа, на мой взгляд, служит отличным дополнением к первой лабораторной работе. Благодаря поставленному заданию я расширил свой функционал работы с процессами и освоил принцип реализации file-mapp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1" svg:font-family="Consolas" style:font-family-generic="swiss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2" svg:font-family="Consolas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3cm" fo:margin-right="0.3cm" fo:margin-top="0cm" fo:margin-bottom="0.353cm" loext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 style:default-outline-level="">
      <style:paragraph-properties fo:margin-left="0.3cm" fo:margin-right="0.3cm" fo:margin-top="0cm" fo:margin-bottom="0.353cm" loext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loext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loext:contextual-spacing="false" fo:text-align="center" style:justify-single-word="false" fo:keep-together="always" fo:text-indent="0cm" style:auto-text-indent="false" fo:keep-with-next="always"/>
      <style:text-properties fo:color="#4f81bd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1.27cm" fo:margin-right="0.3cm" fo:margin-top="0cm" fo:margin-bottom="0.353cm" loext:contextual-spacing="true" fo:text-indent="1cm" style:auto-text-indent="false"/>
    </style:style>
    <style:style style:name="western" style:family="paragraph" style:parent-style-name="normal" style:default-outline-level="">
      <style:paragraph-properties fo:margin-left="0cm" fo:margin-right="0cm" fo:margin-top="0.494cm" fo:margin-bottom="0.25cm" loext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8T20:00:00</meta:creation-date>
    <meta:initial-creator>ilya</meta:initial-creator>
    <dc:date>2023-11-23T13:42:38.978844928</dc:date>
    <meta:editing-duration>PT2H50M4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248" meta:word-count="962" meta:character-count="8054" meta:non-whitespace-character-count="68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